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88A000041F1C8BE2964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 Math1" svg:font-family="'Cambria Math'"/>
    <style:font-face style:name="Georgia" svg:font-family="Georgia"/>
    <style:font-face style:name="Mangal1" svg:font-family="Mangal"/>
    <style:font-face style:name="OpenSymbol" svg:font-family="OpenSymbol"/>
    <style:font-face style:name="Symbol" svg:font-family="Symbol, Symbol"/>
    <style:font-face style:name="Times New Roman1" svg:font-family="'Times New Roman'"/>
    <style:font-face style:name="Arial2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ambria1" svg:font-family="Cambria" style:font-family-generic="roman" style:font-pitch="variable"/>
    <style:font-face style:name="Cambria2" svg:font-family="Cambria" style:font-adornments="Běžné" style:font-family-generic="roman" style:font-pitch="variable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radkovani" style:list-style-name="">
      <style:paragraph-properties style:text-autospace="none"/>
    </style:style>
    <style:style style:name="P6" style:family="paragraph" style:parent-style-name="radkovani">
      <style:paragraph-properties fo:text-align="center" style:justify-single-word="false"/>
    </style:style>
    <style:style style:name="P7" style:family="paragraph" style:parent-style-name="radkovani" style:list-style-name="">
      <style:paragraph-properties fo:text-align="center" style:justify-single-word="false" style:text-autospace="none"/>
    </style:style>
    <style:style style:name="P8" style:family="paragraph" style:parent-style-name="radkovani">
      <style:paragraph-properties fo:text-align="start" style:justify-single-word="false"/>
    </style:style>
    <style:style style:name="P9" style:family="paragraph" style:parent-style-name="radkovani" style:list-style-name="">
      <style:paragraph-properties fo:text-align="start" style:justify-single-word="false" style:text-autospace="none"/>
    </style:style>
    <style:style style:name="P10" style:family="paragraph" style:parent-style-name="radkovani">
      <style:paragraph-properties fo:break-before="page"/>
    </style:style>
    <style:style style:name="P11" style:family="paragraph" style:parent-style-name="radkovani">
      <style:paragraph-properties fo:margin-left="0.041cm" fo:margin-right="0cm" fo:text-indent="0cm" style:auto-text-indent="false"/>
    </style:style>
    <style:style style:name="T1" style:family="text">
      <style:text-properties fo:font-variant="normal" fo:text-transform="none" fo:color="#666666" style:text-line-through-style="none" style:font-name="Georgia1" fo:font-size="24pt" fo:letter-spacing="normal" style:text-underline-style="none" style:text-blinking="false" fo:background-color="transparent" style:font-size-asian="24pt" style:font-size-complex="24pt"/>
    </style:style>
    <style:style style:name="T2" style:family="text">
      <style:text-properties fo:color="#000000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3" style:family="tex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4" style:family="text">
      <style:text-properties fo:color="#000000" style:font-name="Cambria" fo:font-size="11pt" fo:font-style="normal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5" style:family="text">
      <style:text-properties fo:color="#000000" style:font-name="Cambria" fo:font-size="11pt" fo:font-style="normal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6" style:family="text">
      <style:text-properties fo:color="#000000" style:font-name="Cambria" fo:font-size="11pt" fo:font-style="italic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7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8" style:family="text">
      <style:text-properties fo:color="#000000" style:font-name="Cambria Math" fo:font-size="11pt" fo:font-style="normal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9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10" style:family="text">
      <style:text-properties fo:color="#000000" style:text-line-through-style="none" style:font-name="Cambria" fo:font-size="11pt" style:text-underline-style="none" style:font-name-asian="Cambria" style:font-size-asian="11pt" style:font-name-complex="Cambria" style:font-size-complex="11pt"/>
    </style:style>
    <style:style style:name="T11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12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13" style:family="text">
      <style:text-properties fo:color="#000000" style:text-line-through-style="none" style:font-name="Cambria" fo:font-size="11pt" fo:font-style="italic" style:text-underline-style="none" fo:font-weight="bold" style:font-name-asian="Cambria" style:font-size-asian="11pt" style:font-style-asian="italic" style:font-weight-asian="bold" style:font-name-complex="Cambria" style:font-size-complex="11pt" style:font-style-complex="italic" style:font-weight-complex="bold"/>
    </style:style>
    <style:style style:name="T14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16" style:family="text">
      <style:text-properties fo:color="#000000" style:text-line-through-style="none" style:font-name="Cambria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17" style:family="text">
      <style:text-properties fo:color="#000000" style:text-line-through-style="none" style:font-name="Cambria" fo:font-size="7pt" fo:font-style="italic" style:text-underline-style="none" fo:font-weight="normal" style:font-name-asian="Cambria" style:font-size-asian="7pt" style:font-style-asian="italic" style:font-weight-asian="normal" style:font-name-complex="Cambria" style:font-size-complex="7pt" style:font-style-complex="italic" style:font-weight-complex="normal"/>
    </style:style>
    <style:style style:name="T18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9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1" style:family="text">
      <style:text-properties fo:color="#000000" style:text-line-through-style="none" style:font-name="Cambria Math1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/>
    </style:style>
    <style:style style:name="T22" style:family="text">
      <style:text-properties fo:color="#000000" style:text-line-through-style="none" style:font-name="Cambria Math1" fo:font-size="15pt" fo:font-style="normal" style:text-underline-style="none" fo:font-weight="normal" style:font-name-asian="Cambria Math1" style:font-size-asian="15pt" style:font-style-asian="normal" style:font-weight-asian="normal" style:font-name-complex="Cambria Math1" style:font-size-complex="15pt" style:font-style-complex="normal" style:font-weight-complex="normal"/>
    </style:style>
    <style:style style:name="T23" style:family="text">
      <style:text-properties fo:color="#000000" style:text-line-through-style="none" style:font-name="Cambria Math1" fo:font-size="20pt" fo:font-style="normal" style:text-underline-style="none" fo:font-weight="normal" style:font-name-asian="Cambria Math1" style:font-size-asian="20pt" style:font-style-asian="normal" style:font-weight-asian="normal" style:font-name-complex="Cambria Math1" style:font-size-complex="20pt" style:font-style-complex="normal" style:font-weight-complex="normal"/>
    </style:style>
    <style:style style:name="T24" style:family="text">
      <style:text-properties fo:color="#000000" style:text-line-through-style="none" style:font-name="Cambria Math1" fo:font-size="19pt" fo:font-style="normal" style:text-underline-style="none" fo:font-weight="normal" style:font-name-asian="Cambria Math1" style:font-size-asian="19pt" style:font-style-asian="normal" style:font-weight-asian="normal" style:font-name-complex="Cambria Math1" style:font-size-complex="19pt" style:font-style-complex="normal" style:font-weight-complex="normal"/>
    </style:style>
    <style:style style:name="T25" style:family="text">
      <style:text-properties fo:color="#000000" style:text-line-through-style="none" style:font-name="Cambria Math1" fo:font-size="18pt" fo:font-style="normal" style:text-underline-style="none" fo:font-weight="normal" style:font-name-asian="Cambria Math1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26" style:family="text">
      <style:text-properties fo:color="#000000" style:text-line-through-style="none" style:font-name="Cambria Math1" fo:font-size="16pt" fo:font-style="normal" style:text-underline-style="none" fo:font-weight="normal" style:font-name-asian="Cambria Math1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7" style:family="text">
      <style:text-properties fo:color="#000000" style:text-line-through-style="none" style:font-name="Arial" fo:font-size="16pt" fo:font-style="normal" style:text-underline-style="none" style:font-name-asian="Cambria" style:font-size-asian="16pt" style:font-style-asian="normal" style:font-name-complex="Cambria" style:font-size-complex="16pt" style:font-style-complex="normal"/>
    </style:style>
    <style:style style:name="T28" style:family="text">
      <style:text-properties fo:color="#000000" style:text-line-through-style="none" style:font-name="Arial" fo:font-size="16pt" fo:font-style="normal" style:text-underline-style="none" style:font-name-asian="Cambria Math" style:font-size-asian="16pt" style:font-style-asian="normal" style:font-name-complex="Cambria Math" style:font-size-complex="16pt" style:font-style-complex="normal"/>
    </style:style>
    <style:style style:name="T29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30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31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32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3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34" style:family="text">
      <style:text-properties fo:color="#000000" style:text-line-through-style="none" style:font-name="Cambria Math" fo:font-size="11pt" style:text-underline-style="none" style:font-name-asian="Cambria Math" style:font-size-asian="11pt" style:font-name-complex="Cambria Math" style:font-size-complex="11pt"/>
    </style:style>
    <style:style style:name="T35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36" style:family="text">
      <style:text-properties fo:color="#000000" style:text-line-through-style="none" style:font-name="Cambria Math" fo:font-size="8pt" style:text-underline-style="none" style:font-name-asian="Cambria Math" style:font-size-asian="8pt" style:font-name-complex="Cambria Math" style:font-size-complex="8pt"/>
    </style:style>
    <style:style style:name="T37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38" style:family="text">
      <style:text-properties fo:color="#000000" style:text-line-through-style="none" style:font-name="Cambria Math" fo:font-size="6.5pt" fo:font-style="normal" style:text-underline-style="none" fo:font-weight="normal" style:font-name-asian="Cambria Math" style:font-size-asian="6.5pt" style:font-style-asian="normal" style:font-weight-asian="normal" style:font-name-complex="Cambria Math" style:font-size-complex="6.5pt" style:font-style-complex="normal" style:font-weight-complex="normal"/>
    </style:style>
    <style:style style:name="T39" style:family="text">
      <style:text-properties fo:color="#000000" style:text-line-through-style="none" style:text-position="sub 58%" style:font-name="Cambria1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40" style:family="text">
      <style:text-properties fo:color="#000000" style:text-line-through-style="none" style:text-position="sub 58%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1" style:family="text">
      <style:text-properties fo:color="#000000" style:text-line-through-style="none" style:text-position="super 58%" style:font-name="Cambria1" fo:font-size="10pt" fo:font-style="normal" style:text-underline-style="none" fo:font-weight="normal" style:font-name-asian="Cambria Math" style:font-size-asian="10pt" style:font-style-asian="normal" style:font-weight-asian="normal" style:font-name-complex="Cambria Math" style:font-size-complex="10pt" style:font-style-complex="normal" style:font-weight-complex="normal"/>
    </style:style>
    <style:style style:name="T42" style:family="text">
      <style:text-properties fo:color="#000000" style:text-line-through-style="none" style:text-position="super 58%" style:font-name="Cambria1" fo:font-size="12pt" fo:font-style="normal" style:text-underline-style="none" fo:font-weight="normal" style:font-name-asian="Cambria Math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T43" style:family="text">
      <style:text-properties fo:color="#000000" style:text-line-through-style="none" style:text-position="super 58%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4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5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46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47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48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49" style:family="text">
      <style:text-properties fo:color="#666666" style:font-name="Georgia1" fo:font-size="24pt" fo:font-style="italic" style:font-size-asian="24pt" style:font-style-asian="italic" style:font-size-complex="24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44705" text:style-name="L1">
        <text:list-item>
          <text:list>
            <text:list-header>
              <text:p text:style-name="P1"><text:bookmark text:name="internal-source-marker_0.0272639743052423"/><text:span text:style-name="T1">3. Algebraické struktury (grupy, okruhy, obory integrity a tělesa, svazy a Booleovy algebry, univerzální algebry)</text:span></text:p>
            </text:list-header>
          </text:list>
        </text:list-item>
      </text:list>
      <text:h text:style-name="Heading_20_1" text:outline-level="1"><text:span text:style-name="Strong_20_Emphasis"><text:span text:style-name="T49"/></text:span></text:h>
      <text:h text:style-name="P2" text:outline-level="1"><text:span text:style-name="Strong_20_Emphasis">Klasifikace založená na grupách</text:span></text:h>
      <text:p text:style-name="radkovani"><text:span text:style-name="Strong_20_Emphasis"><text:span text:style-name="T4">Algebra </text:span></text:span><text:span text:style-name="Strong_20_Emphasis"><text:span text:style-name="T8">(𝐴,∙) </text:span></text:span><text:span text:style-name="Strong_20_Emphasis"><text:span text:style-name="T4">typu (2) se nazývá </text:span></text:span><text:span text:style-name="Strong_20_Emphasis"><text:span text:style-name="T5">grupoid</text:span></text:span><text:span text:style-name="Strong_20_Emphasis"><text:span text:style-name="T4">. </text:span></text:span></text:p>
      <text:p text:style-name="radkovani"><text:span text:style-name="T9">Grupoid </text:span><text:span text:style-name="T18">(𝐻,∙) </text:span><text:span text:style-name="T9">se nazývá </text:span><text:span text:style-name="T11">pologrupa </text:span><text:span text:style-name="T9">právě tehdy, když je </text:span><text:span text:style-name="T18">∙ </text:span><text:span text:style-name="T9">asociativní. </text:span></text:p>
      <text:p text:style-name="radkovani"><text:span text:style-name="T9">Pologrupa </text:span><text:span text:style-name="T18">(𝐻,∙)</text:span><text:span text:style-name="T9">/</text:span><text:span text:style-name="T18">(𝐻,∙,𝑒) </text:span><text:span text:style-name="T9">se nazývá </text:span><text:span text:style-name="T11">monoid </text:span><text:span text:style-name="T9">typu (2)/(2, 0), pokud </text:span><text:span text:style-name="T12">e </text:span><text:span text:style-name="T14">je neutrální prvek. Monoid je tedy asociativní algebra s neutrálním prvkem. </text:span></text:p>
      <text:p text:style-name="radkovani"><text:span text:style-name="T14">Monoid (</text:span><text:span text:style-name="T19">𝐺,∙) </text:span><text:span text:style-name="T14">/ (</text:span><text:span text:style-name="T19">𝐺,∙,𝑒,</text:span><text:span text:style-name="T20">−1</text:span><text:span text:style-name="T14">)se nazývá </text:span><text:span text:style-name="T15">grupa </text:span><text:span text:style-name="T14">typu (2)/(2, 0, 1)</text:span><text:span text:style-name="T19">⇔∀𝑥∈𝐺 je invertibilní, tj. ∀𝑥∈𝐺∃𝑥</text:span><text:span text:style-name="T41">−1</text:span><text:span text:style-name="T19">∈𝐺:𝑥𝑥</text:span><text:span text:style-name="T41">−1</text:span><text:span text:style-name="T19">=𝑒</text:span><text:span text:style-name="T14">. Grupoid je tedy algebra, která je asociativní, má neutrální prvek a všechny prvky jsou invertibilní. Grupa, která je navíc i komutativní se nazývá </text:span><text:span text:style-name="T15">abelovská grupa</text:span><text:span text:style-name="T14">. </text:span></text:p>
      <text:p text:style-name="radkovani"><text:span text:style-name="T14">Algebra (</text:span><text:span text:style-name="T19">𝑅,+,∙) </text:span><text:span text:style-name="T14">/ (</text:span><text:span text:style-name="T19">𝑅,+,0,−,∙) </text:span><text:span text:style-name="T14">se nazývá </text:span><text:span text:style-name="T15">okruh </text:span><text:span text:style-name="T14">typu (2, 2)/(2, 0, 1, 2) právě když je to vůči (</text:span><text:span text:style-name="T19">𝑅,+) </text:span><text:span text:style-name="T14">abelovksá grupou, vůči (</text:span><text:span text:style-name="T19">𝑅,∙) </text:span><text:span text:style-name="T14">pologrupa a operace </text:span><text:span text:style-name="T19">∙ </text:span><text:span text:style-name="T14">je distributivní nad </text:span><text:span text:style-name="T19">+</text:span><text:span text:style-name="T14">. Prvek 0 nazýváme </text:span><text:span text:style-name="T15">nulovým prvkem </text:span><text:span text:style-name="T14">okruhu vzhledem k </text:span><text:span text:style-name="T19">+</text:span><text:span text:style-name="T14">. </text:span></text:p>
      <text:p text:style-name="radkovani"><text:span text:style-name="T15">Okruh s jednotkovým prvek </text:span><text:span text:style-name="T14">je algebra (</text:span><text:span text:style-name="T19">𝑅,+,0,−,∙,1) </text:span><text:span text:style-name="T14">typu (2, 0, 1, 2, 0), kde (</text:span><text:span text:style-name="T19">𝑅,+,0,−,∙) </text:span><text:span text:style-name="T14">je okruh a 1 je neutrální prvek vzhledem k </text:span><text:span text:style-name="T19">∙</text:span><text:span text:style-name="T14">, který nazýváme </text:span><text:span text:style-name="T15">jednotkovým prvkem </text:span><text:span text:style-name="T14">k násobení. Okruh s vlastností komutativity se nazývá </text:span><text:span text:style-name="T15">komutativní okruh</text:span><text:span text:style-name="T14">. </text:span></text:p>
      <text:p text:style-name="radkovani"><text:span text:style-name="T14">Komutativní okruh s jednotkovým prvkem se nazývá </text:span><text:span text:style-name="T15">obor integrity </text:span><text:span text:style-name="T19">⇔</text:span><text:span text:style-name="T14">: </text:span></text:p>
      <text:p text:style-name="radkovani"><text:span text:style-name="T9"> </text:span><text:span text:style-name="T18">𝑅\{0} ≠ Ø </text:span><text:span text:style-name="T9">(tj. </text:span><text:span text:style-name="T18">0≠1 </text:span><text:span text:style-name="T9">je netriviální, nosná množina obsahuje aspoň dva prvky); </text:span></text:p>
      <text:p text:style-name="radkovani"><text:span text:style-name="T9"> </text:span><text:span text:style-name="T18">∀𝑥,𝑦 ∈ 𝑅 : 𝑥 ≠ 0 ∧ 𝑦 ≠ 0 ⇒ 𝑥𝑦 ≠ 0 </text:span><text:span text:style-name="T9">(tj. neexistují dělitelé 0). </text:span></text:p>
      <text:p text:style-name="radkovani"><text:span text:style-name="T9">Okruh s jednotkovým prvkem (</text:span><text:span text:style-name="T18">𝑅,+,0,−,∙,1) </text:span><text:span text:style-name="T9">se nazývá </text:span><text:span text:style-name="T11">těleso</text:span><text:span text:style-name="T9">, pokud je netriviální a neobsahuje dělitele nuly. </text:span></text:p>
      <text:p text:style-name="radkovani"><text:span text:style-name="T9">Komutativní těleso se nazývá </text:span><text:span text:style-name="T11">pole </text:span><text:span text:style-name="T18">⟺ 0 ≠ 1 ∧ <text:s/>(𝑅\ 0 ,∙) </text:span><text:span text:style-name="T9">je abelovská grupa. Každé pole je tak obor integrity. </text:span></text:p>
      <text:p text:style-name="radkovani"><text:span text:style-name="T14"/></text:p>
      <text:p text:style-name="radkovani"><text:span text:style-name="T14"/></text:p>
      <text:h text:style-name="P2" text:outline-level="1"><draw:frame draw:style-name="fr1" draw:name="obrázky1" text:anchor-type="paragraph" svg:width="14.09cm" svg:height="16.431cm" draw:z-index="0"><draw:image xlink:href="Pictures/200000090000388A000041F1C8BE2964.svm" xlink:type="simple" xlink:show="embed" xlink:actuate="onLoad"/></draw:frame><text:soft-page-break/><text:span text:style-name="Strong_20_Emphasis"><text:span text:style-name="T27">Vlastnosti grup</text:span></text:span></text:h>
      <text:p text:style-name="radkovani"><text:span text:style-name="Strong_20_Emphasis"><text:span text:style-name="T14">Základní vlastnosti, které vnímáme na množině reálných čísel, jako součin, pravidla pro počítání s mocninami. </text:span></text:span></text:p>
      <text:p text:style-name="radkovani"><text:span text:style-name="T10">Buď </text:span><text:span text:style-name="T34">𝐺,∙,𝑒,</text:span><text:span text:style-name="T36">−1 </text:span><text:span text:style-name="T10">je grupa a </text:span><text:span text:style-name="T34">𝑎∈𝐺</text:span><text:span text:style-name="T10">. Potom </text:span><text:span text:style-name="T11">kardiální číslo (řád prvku) </text:span><text:span text:style-name="T9">je množství různých mocnin </text:span><text:span text:style-name="T12">a</text:span><text:span text:style-name="T14">: </text:span></text:p>
      <text:p text:style-name="P7"><text:span text:style-name="Strong_20_Emphasis"><text:span text:style-name="T19">o (𝑎) = |{𝑎</text:span></text:span><text:span text:style-name="Strong_20_Emphasis"><text:span text:style-name="T42">0</text:span></text:span><text:span text:style-name="Strong_20_Emphasis"><text:span text:style-name="T19">=𝑒,𝑎</text:span></text:span><text:span text:style-name="Strong_20_Emphasis"><text:span text:style-name="T42">1</text:span></text:span><text:span text:style-name="Strong_20_Emphasis"><text:span text:style-name="T19">,𝑎</text:span></text:span><text:span text:style-name="Strong_20_Emphasis"><text:span text:style-name="T42">-1</text:span></text:span><text:span text:style-name="Strong_20_Emphasis"><text:span text:style-name="T19">,𝑎</text:span></text:span><text:span text:style-name="Strong_20_Emphasis"><text:span text:style-name="T42">2</text:span></text:span><text:span text:style-name="Strong_20_Emphasis"><text:span text:style-name="T19">,𝑎</text:span></text:span><text:span text:style-name="Strong_20_Emphasis"><text:span text:style-name="T42">-2</text:span></text:span><text:span text:style-name="Strong_20_Emphasis"><text:span text:style-name="T19">,…}| = |{𝑎</text:span></text:span><text:span text:style-name="Strong_20_Emphasis"><text:span text:style-name="T42">k</text:span></text:span><text:span text:style-name="Strong_20_Emphasis"><text:span text:style-name="T19">|𝑘∈ℤ }|</text:span></text:span></text:p>
      <text:p text:style-name="P9"><text:span text:style-name="Strong_20_Emphasis"><text:span text:style-name="T15">Řádem grupy </text:span></text:span><text:span text:style-name="Strong_20_Emphasis"><text:span text:style-name="T14">rozumíme |</text:span></text:span><text:span text:style-name="Strong_20_Emphasis"><text:span text:style-name="T12">G</text:span></text:span><text:span text:style-name="Strong_20_Emphasis"><text:span text:style-name="T14">| mohutnost nosné množiny, kdy </text:span></text:span><text:span text:style-name="Strong_20_Emphasis"><text:span text:style-name="T19">∀𝑎∈𝐺:o(𝑎)≤ 𝐺 </text:span></text:span><text:span text:style-name="Strong_20_Emphasis"><text:span text:style-name="T14">. </text:span></text:span></text:p>
      <text:h text:style-name="P3" text:outline-level="1"><text:span text:style-name="Strong_20_Emphasis"><text:span text:style-name="T27"/></text:span></text:h>
      <text:h text:style-name="P4" text:outline-level="1"><text:span text:style-name="Strong_20_Emphasis"><text:span text:style-name="T27">Klasifikace založená na svazech</text:span></text:span></text:h>
      <text:p text:style-name="Text_20_body"><text:span text:style-name="Strong_20_Emphasis"><text:span text:style-name="T27"/></text:span></text:p>
      <text:p text:style-name="radkovani"><text:span text:style-name="Strong_20_Emphasis"><text:span text:style-name="T15">Svaz </text:span></text:span><text:span text:style-name="Strong_20_Emphasis"><text:span text:style-name="T14">je algebra </text:span></text:span><text:span text:style-name="Strong_20_Emphasis"><text:span text:style-name="T19">(𝑉,∩,∪) </text:span></text:span><text:span text:style-name="Strong_20_Emphasis"><text:span text:style-name="T14">typu (2, 2), kde platí, že </text:span></text:span><text:span text:style-name="Strong_20_Emphasis"><text:span text:style-name="T19">∩,∪ </text:span></text:span><text:span text:style-name="Strong_20_Emphasis"><text:span text:style-name="T14">jsou komutativní i asociativní a platí </text:span></text:span><text:span text:style-name="Strong_20_Emphasis"><text:span text:style-name="T15">absorpční zákony </text:span></text:span><text:span text:style-name="Strong_20_Emphasis"><text:span text:style-name="T19">𝑋∩ (𝑋∪𝑌) =𝑋 a 𝑋∪ (𝑋∩𝑌) =𝑋</text:span></text:span><text:span text:style-name="Strong_20_Emphasis"><text:span text:style-name="T14">. Obecně nazýváme </text:span></text:span><text:span text:style-name="Strong_20_Emphasis"><text:span text:style-name="T19">∩ </text:span></text:span><text:span text:style-name="Strong_20_Emphasis"><text:span text:style-name="T14">průsekem a </text:span></text:span><text:span text:style-name="Strong_20_Emphasis"><text:span text:style-name="T19">∪ </text:span></text:span><text:span text:style-name="Strong_20_Emphasis"><text:span text:style-name="T14">spojením. </text:span></text:span></text:p>
      <text:p text:style-name="radkovani"><text:span text:style-name="Strong_20_Emphasis"><text:span text:style-name="T16">U svazů platí </text:span></text:span><text:span text:style-name="Strong_20_Emphasis"><text:span text:style-name="T15">princip duality </text:span></text:span><text:span text:style-name="Strong_20_Emphasis"><text:span text:style-name="T14">kdy svaz je </text:span></text:span><text:span text:style-name="Strong_20_Emphasis"><text:span text:style-name="T19">(𝑉,∩,∪)</text:span></text:span><text:span text:style-name="Strong_20_Emphasis"><text:span text:style-name="T14">, právě když </text:span></text:span><text:span text:style-name="Strong_20_Emphasis"><text:span text:style-name="T19">(𝑉,∪,∩) </text:span></text:span><text:span text:style-name="Strong_20_Emphasis"><text:span text:style-name="T14">je svaz. </text:span></text:span></text:p>
      <text:p text:style-name="radkovani"><text:span text:style-name="T9">Svaz je </text:span><text:span text:style-name="T11">distributivním svazem</text:span><text:span text:style-name="T9">, když platí distributivní zákon svazů, kde je </text:span><text:span text:style-name="T18">∪ </text:span><text:span text:style-name="T9">distributivní nad </text:span><text:span text:style-name="T18">∩</text:span><text:span text:style-name="T9">, ale i </text:span><text:span text:style-name="T18">∩ </text:span><text:span text:style-name="T9">je distributivní nad </text:span><text:span text:style-name="T18">∪</text:span><text:span text:style-name="T9">: </text:span></text:p>
      <text:p text:style-name="P6"><text:span text:style-name="T18">𝑎 ∩ (𝑏∪𝑐) = (𝑎∩𝑏) ∪ (𝑎∩𝑐) a 𝑎∪ (𝑏∩𝑐) = (𝑎∪𝑏) ∩(𝑎∪𝑐) </text:span></text:p>
      <text:p text:style-name="radkovani"><text:span text:style-name="T9">Prvek </text:span><text:span text:style-name="T18">0∈𝑉 </text:span><text:span text:style-name="T9">se nazývá </text:span><text:span text:style-name="T11">nulový prvek svazu </text:span><text:span text:style-name="T13">V </text:span><text:span text:style-name="T14">(neutrální k </text:span><text:span text:style-name="T19">∪</text:span><text:span text:style-name="T14">)</text:span><text:span text:style-name="T19">⇔∀𝑎∈𝑉:𝑎∪0=𝑎 </text:span><text:span text:style-name="T14">a prvek </text:span><text:span text:style-name="T19">1∈𝑉 </text:span><text:span text:style-name="T14">se nazývá </text:span><text:span text:style-name="T15">jednotkový prvek svazu </text:span><text:span text:style-name="T13">V </text:span><text:span text:style-name="T14">(neutrální k </text:span><text:span text:style-name="T19">∩</text:span><text:span text:style-name="T14">)</text:span><text:span text:style-name="T19">⇔∀𝑎∈𝑉:𝑎∩1=𝑎</text:span><text:span text:style-name="T14">. Svaz, který má oba tyto prvky, se nazývá </text:span><text:span text:style-name="T15">ohraničený svaz</text:span><text:span text:style-name="T14">. </text:span></text:p>
      <text:p text:style-name="radkovani"><text:span text:style-name="T14">Ohraničený svaz (</text:span><text:span text:style-name="T19">𝑉,∩,∪,1,0) </text:span><text:span text:style-name="T14">se nazývá </text:span><text:span text:style-name="T15">komplementární </text:span><text:span text:style-name="T19">⇔∀𝑎∈𝑉∃𝑎</text:span><text:span text:style-name="T20">′</text:span><text:span text:style-name="T19">∈𝑉:𝑎∩𝑎</text:span><text:span text:style-name="T20">′</text:span><text:span text:style-name="T19">=0 ∧𝑎∪𝑎</text:span><text:span text:style-name="T20">′</text:span><text:span text:style-name="T19">=1</text:span><text:span text:style-name="T14">. Prvek </text:span><text:span text:style-name="T19">𝑎</text:span><text:span text:style-name="T20">′ </text:span><text:span text:style-name="T14">se nazývá </text:span><text:span text:style-name="T15">komplementem </text:span><text:span text:style-name="T12">a</text:span><text:span text:style-name="T14">. </text:span></text:p>
      <text:p text:style-name="radkovani"><text:span text:style-name="T14">Distributivní a komplementární ohraničený svaz (</text:span><text:span text:style-name="T19">𝑉,∩,∪,1,0) </text:span><text:span text:style-name="T14">se nazývá </text:span><text:span text:style-name="T15">Booleův svaz</text:span><text:span text:style-name="T14">. Algebra (</text:span><text:span text:style-name="T19">𝐵,∩,∪,1,0,′) </text:span><text:span text:style-name="T14">typu (2, 2, 0, 0, 1) se nazývá </text:span><text:span text:style-name="T15">Booleova algebra</text:span><text:span text:style-name="T14">. </text:span></text:p>
      <text:p text:style-name="radkovani"><text:span text:style-name="Strong_20_Emphasis"><text:span text:style-name="T27"/></text:span></text:p>
      <text:p text:style-name="radkovani"><text:span text:style-name="Strong_20_Emphasis"><text:span text:style-name="T27">Univerzální algebry</text:span></text:span></text:p>
      <text:p text:style-name="radkovani"><text:span text:style-name="Strong_20_Emphasis"><text:span text:style-name="T27"/></text:span></text:p>
      <text:p text:style-name="P5"><text:span text:style-name="Strong_20_Emphasis"><text:span text:style-name="T14">Buď </text:span></text:span><text:span text:style-name="Strong_20_Emphasis"><text:span text:style-name="T12">A </text:span></text:span><text:span text:style-name="Strong_20_Emphasis"><text:span text:style-name="T14">množina, </text:span></text:span><text:span text:style-name="Strong_20_Emphasis"><text:span text:style-name="T19">𝑛∈ℕ</text:span></text:span><text:span text:style-name="Strong_20_Emphasis"><text:span text:style-name="T20">0</text:span></text:span><text:span text:style-name="Strong_20_Emphasis"><text:span text:style-name="T14">, pak zobrazení </text:span></text:span><text:span text:style-name="Strong_20_Emphasis"><text:span text:style-name="T19">𝜔:𝐴</text:span></text:span><text:span text:style-name="Strong_20_Emphasis"><text:span text:style-name="T42">n</text:span></text:span><text:span text:style-name="Strong_20_Emphasis"><text:span text:style-name="T19">→𝐴 </text:span></text:span><text:span text:style-name="Strong_20_Emphasis"><text:span text:style-name="T14">nazýváme</text:span></text:span><text:span text:style-name="Strong_20_Emphasis"><text:span text:style-name="T16"> </text:span></text:span><text:span text:style-name="Strong_20_Emphasis"><text:span text:style-name="T13">n</text:span></text:span><text:span text:style-name="Strong_20_Emphasis"><text:span text:style-name="T15">-ární operaci </text:span></text:span><text:span text:style-name="Strong_20_Emphasis"><text:span text:style-name="T14">na </text:span></text:span><text:span text:style-name="Strong_20_Emphasis"><text:span text:style-name="T12">A</text:span></text:span><text:span text:style-name="Strong_20_Emphasis"><text:span text:style-name="T14">. </text:span></text:span><text:span text:style-name="Strong_20_Emphasis"><text:span text:style-name="T12">n </text:span></text:span><text:span text:style-name="Strong_20_Emphasis"><text:span text:style-name="T14">je četnost (arita) operace. </text:span></text:span></text:p>
      <text:p text:style-name="P11"><text:span text:style-name="Strong_20_Emphasis"><text:span text:style-name="T19"><text:tab/><text:tab/></text:span></text:span></text:p>
      <text:p text:style-name="P11"><text:span text:style-name="Strong_20_Emphasis"><text:span text:style-name="T19">pro 𝑛∈ℕ</text:span></text:span><text:span text:style-name="Strong_20_Emphasis"><text:span text:style-name="T20">0</text:span></text:span><text:span text:style-name="Strong_20_Emphasis"><text:span text:style-name="T19">: 𝜔: { 𝐴</text:span></text:span><text:span text:style-name="Strong_20_Emphasis"><text:span text:style-name="T39">n</text:span></text:span><text:span text:style-name="Strong_20_Emphasis"><text:span text:style-name="T19">→𝐴</text:span></text:span></text:p>
      <text:p text:style-name="P11"><text:span text:style-name="Strong_20_Emphasis"><text:span text:style-name="T19"><text:tab/><text:tab/>𝐴×𝐴×…𝐴→𝐴 </text:span></text:span></text:p>
      <text:p text:style-name="P11"><text:span text:style-name="Strong_20_Emphasis"><text:span text:style-name="T19"><text:tab/><text:tab/>(𝑥</text:span></text:span><text:span text:style-name="Strong_20_Emphasis"><text:span text:style-name="T39">1 </text:span></text:span><text:span text:style-name="Strong_20_Emphasis"><text:span text:style-name="T19">,𝑥</text:span></text:span><text:span text:style-name="Strong_20_Emphasis"><text:span text:style-name="T39">2</text:span></text:span><text:span text:style-name="Strong_20_Emphasis"><text:span text:style-name="T19">,…,𝑥</text:span></text:span><text:span text:style-name="Strong_20_Emphasis"><text:span text:style-name="T39">n</text:span></text:span><text:span text:style-name="Strong_20_Emphasis"><text:span text:style-name="T19">)</text:span></text:span><text:span text:style-name="Strong_20_Emphasis"><text:span text:style-name="T20"> </text:span></text:span><text:span text:style-name="Strong_20_Emphasis"><text:span text:style-name="T19">↦ 𝜔𝑥</text:span></text:span><text:span text:style-name="Strong_20_Emphasis"><text:span text:style-name="T39">1 </text:span></text:span><text:span text:style-name="Strong_20_Emphasis"><text:span text:style-name="T19">𝑥</text:span></text:span><text:span text:style-name="Strong_20_Emphasis"><text:span text:style-name="T39">2</text:span></text:span><text:span text:style-name="Strong_20_Emphasis"><text:span text:style-name="T19">…𝑥</text:span></text:span><text:span text:style-name="Strong_20_Emphasis"><text:span text:style-name="T20">𝑛 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19">pro 𝑛=0:𝜔: { <text:tab/>𝐴</text:span></text:span><text:span text:style-name="Strong_20_Emphasis"><text:span text:style-name="T39">0</text:span></text:span><text:span text:style-name="Strong_20_Emphasis"><text:span text:style-name="T19">= {Ø} →𝐴</text:span></text:span></text:p>
      <text:p text:style-name="P11"><text:span text:style-name="Strong_20_Emphasis"><text:span text:style-name="T19"><text:tab/><text:tab/>Ø↦𝜔Ø </text:span></text:span></text:p>
      <text:p text:style-name="P11"><text:span text:style-name="Strong_20_Emphasis"><text:span text:style-name="T19">pro 𝑛=2:𝜔: {<text:tab/>𝐴</text:span></text:span><text:span text:style-name="Strong_20_Emphasis"><text:span text:style-name="T39">2</text:span></text:span><text:span text:style-name="Strong_20_Emphasis"><text:span text:style-name="T19">→𝐴</text:span></text:span></text:p>
      <text:p text:style-name="P11"><text:span text:style-name="Strong_20_Emphasis"><text:span text:style-name="T19"><text:tab/><text:tab/>(𝑥,𝑦) ↦ 𝜔𝑥𝑦=:𝑥𝜔𝑦 </text:span></text:span></text:p>
      <text:p text:style-name="radkovani"><text:span text:style-name="Strong_20_Emphasis"><text:span text:style-name="T14">Buď </text:span></text:span><text:span text:style-name="Strong_20_Emphasis"><text:span text:style-name="T12">A </text:span></text:span><text:span text:style-name="Strong_20_Emphasis"><text:span text:style-name="T14">množina, </text:span></text:span><text:span text:style-name="Strong_20_Emphasis"><text:span text:style-name="T19">𝑛∈ℕ</text:span></text:span><text:span text:style-name="Strong_20_Emphasis"><text:span text:style-name="T20">0</text:span></text:span><text:span text:style-name="Strong_20_Emphasis"><text:span text:style-name="T19">,𝐷⊆𝐴</text:span></text:span><text:span text:style-name="Strong_20_Emphasis"><text:span text:style-name="T42">n </text:span></text:span><text:span text:style-name="Strong_20_Emphasis"><text:span text:style-name="T14">. Potom zobrazení </text:span></text:span><text:span text:style-name="Strong_20_Emphasis"><text:span text:style-name="T19">𝜔:𝐷→𝐴 </text:span></text:span><text:span text:style-name="Strong_20_Emphasis"><text:span text:style-name="T14">se nazývá </text:span></text:span><text:span text:style-name="Strong_20_Emphasis"><text:span text:style-name="T13">n-</text:span></text:span><text:span text:style-name="Strong_20_Emphasis"><text:span text:style-name="T15">ární parciální operace</text:span></text:span><text:span text:style-name="Strong_20_Emphasis"><text:span text:style-name="T14">. Například dělení je parciální operace na množině </text:span></text:span><text:span text:style-name="Strong_20_Emphasis"><text:span text:style-name="T19">ℝ</text:span></text:span><text:span text:style-name="Strong_20_Emphasis"><text:span text:style-name="T14">, nelze dělit 0, neexistuje tedy zobrazení s 0 jakožto druhým operandem do </text:span></text:span><text:span text:style-name="Strong_20_Emphasis"><text:span text:style-name="T19">ℝ</text:span></text:span><text:span text:style-name="Strong_20_Emphasis"><text:span text:style-name="T14">. </text:span></text:span></text:p>
      <text:p text:style-name="radkovani"><text:span text:style-name="T14">Buď </text:span><text:span text:style-name="T12">A </text:span><text:span text:style-name="T14">množina, </text:span><text:span text:style-name="T12">I </text:span><text:span text:style-name="T14">množina indexů. Pro </text:span><text:span text:style-name="T19">𝑖∈𝐼 </text:span><text:span text:style-name="T14">buď </text:span><text:span text:style-name="T19">𝜔</text:span><text:span text:style-name="T20">𝑖 </text:span><text:span text:style-name="T12">n</text:span><text:span text:style-name="T17">i</text:span><text:span text:style-name="T14">-ární operace na </text:span><text:span text:style-name="T12">A</text:span><text:span text:style-name="T14">, kde </text:span><text:span text:style-name="T19">𝑛</text:span><text:span text:style-name="T20">𝑖</text:span><text:span text:style-name="T19">∈ℕ</text:span><text:span text:style-name="T20">0</text:span><text:span text:style-name="T14">. Potom <text:line-break/></text:span><text:span text:style-name="T19">𝔄= (𝐴, (𝜔</text:span><text:span text:style-name="T20">𝑖</text:span><text:span text:style-name="T19">)</text:span><text:span text:style-name="T20"> 𝑖∈𝐼</text:span><text:span text:style-name="T19">)</text:span><text:span text:style-name="T20"> </text:span><text:span text:style-name="T19">=(𝐴,Ω) </text:span><text:span text:style-name="T14">označuje </text:span><text:span text:style-name="T15">univerzální algebru </text:span><text:span text:style-name="T14">s nosnou množinou </text:span><text:span text:style-name="T12">A </text:span><text:span text:style-name="T14">a souborem operací <text:line-break/>(</text:span><text:span text:style-name="T19">𝜔</text:span><text:span text:style-name="T20">𝑖</text:span><text:span text:style-name="T14">)</text:span><text:span text:style-name="T20"> 𝑖∈𝐼</text:span><text:span text:style-name="T19">=:Ω </text:span></text:p>
      <text:p text:style-name="radkovani"><text:span text:style-name="T14">Systém arit operace je soubor </text:span><text:span text:style-name="T19">𝑛</text:span><text:span text:style-name="T20">𝑖 𝑖∈𝐼 </text:span><text:span text:style-name="T14">se nazývá </text:span><text:span text:style-name="T15">typ </text:span><text:span text:style-name="T14">algebry </text:span><text:span text:style-name="T19">(𝐴,Ω)</text:span><text:span text:style-name="T14">. Algebry téhož typu jsou podobné. Například </text:span><text:span text:style-name="T19">(ℤ,+,−,0,.,1) </text:span><text:span text:style-name="T14">je algebra typu (2, 1, 0, 2, 0). </text:span></text:p>
      <text:p text:style-name="radkovani"><text:span text:style-name="T9"/></text:p>
      <text:p text:style-name="P10"><text:span text:style-name="T9">Buď </text:span><text:span text:style-name="T12">A </text:span><text:span text:style-name="T14">množina, </text:span><text:span text:style-name="T19">∘ </text:span><text:span text:style-name="T14">binární operace na </text:span><text:span text:style-name="T12">A</text:span><text:span text:style-name="T14">, pak prvek </text:span><text:span text:style-name="T19">𝑒∈𝐴 </text:span><text:span text:style-name="T14">se nazývá vzhledem k </text:span><text:span text:style-name="T19">∘</text:span><text:span text:style-name="T14">: </text:span></text:p>
      <text:p text:style-name="radkovani"><text:span text:style-name="T48"> </text:span><text:span text:style-name="T2">levý neutrální </text:span><text:span text:style-name="T7">⇔∀𝑥∈𝐴: 𝑒∘𝑥 = 𝑥</text:span><text:span text:style-name="T3">; </text:span></text:p>
      <text:p text:style-name="radkovani"><text:span text:style-name="T3"> </text:span><text:span text:style-name="T2">pravý neutrální</text:span><text:span text:style-name="T7">⇔∀𝑥∈𝐴: 𝑥∘𝑒 = 𝑥</text:span><text:span text:style-name="T3">; </text:span></text:p>
      <text:p text:style-name="radkovani"><text:span text:style-name="T3"> </text:span><text:span text:style-name="T2">neutrální</text:span><text:span text:style-name="T7">⇔∀𝑥∈𝐴: 𝑒∘x = 𝑥∘𝑒 = 𝑥</text:span><text:span text:style-name="T3">. </text:span></text:p>
      <text:p text:style-name="radkovani"><text:span text:style-name="T3">Buď </text:span><text:span text:style-name="T6">A </text:span><text:span text:style-name="T4">množina, </text:span><text:span text:style-name="T8">∘ </text:span><text:span text:style-name="T4">binární operace na </text:span><text:span text:style-name="T6">A</text:span><text:span text:style-name="T4">, neutrální prvek </text:span><text:span text:style-name="T6">e </text:span><text:span text:style-name="T4">a </text:span><text:span text:style-name="T8">𝑥∈𝐴</text:span><text:span text:style-name="T4">. Potom prvek </text:span><text:span text:style-name="T8">𝑦∈𝐴 </text:span><text:span text:style-name="T4">se vůči </text:span><text:span text:style-name="T6">x </text:span><text:span text:style-name="T4">nazývá: </text:span></text:p>
      <text:p text:style-name="radkovani"><text:span text:style-name="T16"> </text:span><text:span text:style-name="T15">levým inverzním</text:span><text:span text:style-name="T19">⇔ 𝑦∘𝑥 = 𝑒</text:span><text:span text:style-name="T14">; </text:span></text:p>
      <text:p text:style-name="radkovani"><text:span text:style-name="T14"> </text:span><text:span text:style-name="T15">pravým inverzním</text:span><text:span text:style-name="T19">⇔ 𝑥∘𝑦 = 𝑒</text:span><text:span text:style-name="T14">; </text:span></text:p>
      <text:p text:style-name="radkovani"><text:span text:style-name="T14"> </text:span><text:span text:style-name="T15">inverzním</text:span><text:span text:style-name="T19">⇔ 𝑦∘x = 𝑥∘𝑦 = 𝑒</text:span><text:span text:style-name="T14">; </text:span></text:p>
      <text:p text:style-name="radkovani"><text:span text:style-name="T3">Ke každé operaci existuje nejvýše jeden neutrální prvek a inverzní prvek. Ke každé operaci inverzní prvek existovat nemusí (prvek není invertibilní), nebo může být prvek inverzní sám k sobě. </text:span></text:p>
      <text:p text:style-name="radkovani"><text:span text:style-name="T11">Asociativní zákon</text:span><text:span text:style-name="T9">: Buď </text:span><text:span text:style-name="T12">A </text:span><text:span text:style-name="T14">množina, </text:span><text:span text:style-name="T19">∘ </text:span><text:span text:style-name="T14">binární operace na </text:span><text:span text:style-name="T12">A</text:span><text:span text:style-name="T14">, pak </text:span><text:span text:style-name="T19">∘ </text:span><text:span text:style-name="T14">se nazývá <text:line-break/></text:span><text:span text:style-name="T15">asociativní </text:span><text:span text:style-name="T19">⇔∀𝑥,𝑦,𝑧∈𝐴: 𝑥∘ 𝑦∘𝑧 =(𝑥∘𝑦)∘𝑧</text:span><text:span text:style-name="T14">. </text:span></text:p>
      <text:p text:style-name="radkovani"><text:span text:style-name="T15">Komutativní zákon</text:span><text:span text:style-name="T14">: Buď </text:span><text:span text:style-name="T12">A </text:span><text:span text:style-name="T14">množina, </text:span><text:span text:style-name="T19">∘ </text:span><text:span text:style-name="T14">binární operace na </text:span><text:span text:style-name="T12">A</text:span><text:span text:style-name="T14">, pak </text:span><text:span text:style-name="T19">∘ </text:span><text:span text:style-name="T14">se nazývá <text:line-break/></text:span><text:span text:style-name="T15">komutativní </text:span><text:span text:style-name="T19">⇔∀𝑥,𝑦∈𝐴: 𝑥∘𝑦=𝑦∘𝑥</text:span><text:span text:style-name="T14">. </text:span></text:p>
      <text:p text:style-name="radkovani"><text:span text:style-name="T15">Distributivní zákon</text:span><text:span text:style-name="T14">: Pokud jsou </text:span><text:span text:style-name="T19">+,∙ </text:span><text:span text:style-name="T14">binární operace nad </text:span><text:span text:style-name="T12">A</text:span><text:span text:style-name="T14">, potom </text:span><text:span text:style-name="T19">∙ </text:span><text:span text:style-name="T14">je </text:span><text:span text:style-name="T15">distributivní </text:span><text:span text:style-name="T14">nad </text:span><text:span text:style-name="T19">+ ⟺∀𝑥,𝑦,𝑧∈𝐴: </text:span></text:p>
      <text:p text:style-name="radkovani"><text:span text:style-name="T19"> 𝑥∙ (𝑦+𝑧) =𝑥∙𝑦+𝑥∙𝑧 </text:span></text:p>
      <text:p text:style-name="radkovani"><text:tab/>∧ </text:p>
      <text:p text:style-name="radkovani"><text:span text:style-name="T19"> (𝑦+𝑧) ∙𝑥=𝑦∙𝑥+𝑧∙𝑥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 Math1" svg:font-family="'Cambria Math'"/>
    <style:font-face style:name="Georgia" svg:font-family="Georgia"/>
    <style:font-face style:name="Mangal1" svg:font-family="Mangal"/>
    <style:font-face style:name="OpenSymbol" svg:font-family="OpenSymbol"/>
    <style:font-face style:name="Symbol" svg:font-family="Symbol, Symbol"/>
    <style:font-face style:name="Times New Roman1" svg:font-family="'Times New Roman'"/>
    <style:font-face style:name="Arial2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ambria1" svg:font-family="Cambria" style:font-family-generic="roman" style:font-pitch="variable"/>
    <style:font-face style:name="Cambria2" svg:font-family="Cambria" style:font-adornments="Běžné" style:font-family-generic="roman" style:font-pitch="variable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radkovani" style:family="paragraph" style:parent-style-name="Text_20_body">
      <style:paragraph-properties fo:line-height="0.499cm" text:number-lines="true" text:line-number="5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3:37:38.47</meta:creation-date>
    <meta:generator>LibreOffice/3.5$Windows_x86 LibreOffice_project/235ab8a-3802056-4a8fed3-2d66ea8-e241b80</meta:generator>
    <dc:date>2012-05-03T15:21:26.23</dc:date>
    <meta:editing-duration>PT1H39M2S</meta:editing-duration>
    <meta:editing-cycles>45</meta:editing-cycles>
    <meta:document-statistic meta:table-count="0" meta:image-count="1" meta:object-count="0" meta:page-count="4" meta:paragraph-count="54" meta:word-count="766" meta:character-count="4561" meta:non-whitespace-character-count="3787"/>
  </office:meta>
</office:document-meta>
</file>